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21109e" officeooo:paragraph-rsid="0021109e"/>
    </style:style>
    <style:style style:name="P2" style:family="paragraph" style:parent-style-name="Standard">
      <style:paragraph-properties fo:text-align="justify" style:justify-single-word="false"/>
      <style:text-properties style:font-name="Arial" officeooo:rsid="00115661" officeooo:paragraph-rsid="001d9f5d"/>
    </style:style>
    <style:style style:name="P3" style:family="paragraph" style:parent-style-name="Standard">
      <style:paragraph-properties fo:text-align="justify" style:justify-single-word="false"/>
      <style:text-properties style:font-name="Arial" officeooo:rsid="001d9f5d" officeooo:paragraph-rsid="001d9f5d"/>
    </style:style>
    <style:style style:name="P4" style:family="paragraph" style:parent-style-name="Standard">
      <style:paragraph-properties fo:text-align="justify" style:justify-single-word="false"/>
      <style:text-properties style:font-name="Arial" officeooo:rsid="001d9f5d" officeooo:paragraph-rsid="0024e208"/>
    </style:style>
    <style:style style:name="P5" style:family="paragraph" style:parent-style-name="Standard">
      <style:paragraph-properties fo:text-align="justify" style:justify-single-word="false"/>
      <style:text-properties style:font-name="Arial" officeooo:rsid="00204b21" officeooo:paragraph-rsid="00204b21"/>
    </style:style>
    <style:style style:name="P6" style:family="paragraph" style:parent-style-name="Standard">
      <style:paragraph-properties fo:text-align="justify" style:justify-single-word="false"/>
      <style:text-properties style:font-name="Arial" officeooo:rsid="00204b21" officeooo:paragraph-rsid="0024e208"/>
    </style:style>
    <style:style style:name="P7" style:family="paragraph" style:parent-style-name="Standard">
      <style:paragraph-properties fo:text-align="justify" style:justify-single-word="false"/>
      <style:text-properties style:font-name="Arial" officeooo:rsid="001b622e" officeooo:paragraph-rsid="00335e03"/>
    </style:style>
    <style:style style:name="P8" style:family="paragraph" style:parent-style-name="Standard">
      <style:paragraph-properties fo:text-align="justify" style:justify-single-word="false"/>
      <style:text-properties style:font-name="Arial" officeooo:rsid="002f2b53" officeooo:paragraph-rsid="002f2b53"/>
    </style:style>
    <style:style style:name="T1" style:family="text">
      <style:text-properties fo:font-style="italic" officeooo:rsid="001bfaa3" style:font-style-asian="italic" style:font-style-complex="italic"/>
    </style:style>
    <style:style style:name="T2" style:family="text">
      <style:text-properties fo:font-style="italic" officeooo:rsid="001d9f5d" style:font-style-asian="italic" style:font-style-complex="italic"/>
    </style:style>
    <style:style style:name="T3" style:family="text">
      <style:text-properties fo:font-style="italic" officeooo:rsid="002a9a41" style:font-style-asian="italic" style:font-style-complex="italic"/>
    </style:style>
    <style:style style:name="T4" style:family="text">
      <style:text-properties fo:font-style="italic" officeooo:rsid="002bb862" style:font-style-asian="italic" style:font-style-complex="italic"/>
    </style:style>
    <style:style style:name="T5" style:family="text">
      <style:text-properties fo:font-style="italic" officeooo:rsid="002db6ea" style:font-style-asian="italic" style:font-style-complex="italic"/>
    </style:style>
    <style:style style:name="T6" style:family="text">
      <style:text-properties officeooo:rsid="001bfaa3"/>
    </style:style>
    <style:style style:name="T7" style:family="text">
      <style:text-properties officeooo:rsid="001d9f5d"/>
    </style:style>
    <style:style style:name="T8" style:family="text">
      <style:text-properties fo:font-style="normal" officeooo:rsid="001d9f5d" style:font-style-asian="normal" style:font-style-complex="normal"/>
    </style:style>
    <style:style style:name="T9" style:family="text">
      <style:text-properties fo:font-style="normal" officeooo:rsid="002034ec" style:font-style-asian="normal" style:font-style-complex="normal"/>
    </style:style>
    <style:style style:name="T10" style:family="text">
      <style:text-properties fo:font-style="normal" officeooo:rsid="0021109e" style:font-style-asian="normal" style:font-style-complex="normal"/>
    </style:style>
    <style:style style:name="T11" style:family="text">
      <style:text-properties fo:font-style="normal" officeooo:rsid="0028be60" style:font-style-asian="normal" style:font-style-complex="normal"/>
    </style:style>
    <style:style style:name="T12" style:family="text">
      <style:text-properties fo:font-style="normal" officeooo:rsid="002a9a41" style:font-style-asian="normal" style:font-style-complex="normal"/>
    </style:style>
    <style:style style:name="T13" style:family="text">
      <style:text-properties fo:font-style="normal" officeooo:rsid="002bb862" style:font-style-asian="normal" style:font-style-complex="normal"/>
    </style:style>
    <style:style style:name="T14" style:family="text">
      <style:text-properties fo:font-style="normal" officeooo:rsid="002c698a" style:font-style-asian="normal" style:font-style-complex="normal"/>
    </style:style>
    <style:style style:name="T15" style:family="text">
      <style:text-properties fo:font-style="normal" officeooo:rsid="002db6ea" style:font-style-asian="normal" style:font-style-complex="normal"/>
    </style:style>
    <style:style style:name="T16" style:family="text">
      <style:text-properties officeooo:rsid="002034ec"/>
    </style:style>
    <style:style style:name="T17" style:family="text">
      <style:text-properties officeooo:rsid="00208cd6"/>
    </style:style>
    <style:style style:name="T18" style:family="text">
      <style:text-properties officeooo:rsid="002c25d8"/>
    </style:style>
    <style:style style:name="T19" style:family="text">
      <style:text-properties officeooo:rsid="002f2b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y Area</text:p>
      <text:p text:style-name="P2"><text:span text:style-name="T7">T</text:span>he study area comprises the communities of El Salvador, Urco Mirano, Libertad and Visto Bueno <text:span text:style-name="T18">which</text:span> area located in the distric<text:span text:style-name="T16">t</text:span> of Maynas in the department of Loreto in the Peruvian Amazon, and the community of Mancio Lima in Brazil. <text:span text:style-name="T7">The water bodies of this communities were sampled to test if there were presence or absence of </text:span><text:span text:style-name="T2">A.darlingi, </text:span><text:span text:style-name="T8">th</text:span><text:span text:style-name="T11">e</text:span><text:span text:style-name="T8"> sampling was carried out </text:span><text:span text:style-name="T14">from</text:span><text:span text:style-name="T8"> March 2016 </text:span><text:span text:style-name="T10">until</text:span><text:span text:style-name="T8"> March 2017, </text:span><text:span text:style-name="T9">the data used on the analysis was from the previous six months from the collection of the drone images, giving a total of 3 samples for each water body <text:s/>(some water bodies only have 2 samples because they were dry). </text:span><text:span text:style-name="T12">To differentiate presence or absence of </text:span><text:span text:style-name="T3">A.darlingi</text:span><text:span text:style-name="T12"> in the water bodies, we established that a water body will be considered as negative </text:span><text:span text:style-name="T15">(absence of </text:span><text:span text:style-name="T5">A.dalingi</text:span><text:span text:style-name="T15">) </text:span><text:span text:style-name="T12">if </text:span><text:span text:style-name="T13">in less than 50% of the 3 samples </text:span><text:span text:style-name="T4">A.darlingi </text:span><text:span text:style-name="T13">was found, and positive </text:span><text:span text:style-name="T15">(presence of </text:span><text:span text:style-name="T5">A.darlingi</text:span><text:span text:style-name="T15">) </text:span><text:span text:style-name="T13">if in 50% or more of the samples </text:span><text:span text:style-name="T4">A.darlingi</text:span><text:span text:style-name="T13"> was found.</text:span></text:p>
      <text:p text:style-name="P3">The multispectral images from the drone were taken between April 17 and 23 for the communities in <text:span text:style-name="T16">P</text:span>eru, and between May 1 and 4 in the community of Mancio Lima in Brazil. <text:span text:style-name="T16">This images count with 4 bands (Green, Red, Near Infrared and Edge Red), orthomosaics of this images were created using PhotoScanPro, this mosaics were uploaded into Google Earth Engine for the analysis and a composite was created from the images of the five communities, the NDVI was calculated and added as a band.</text:span></text:p>
      <text:p text:style-name="P5"/>
      <text:p text:style-name="P5">Modeling</text:p>
      <text:p text:style-name="P6">A <text:span text:style-name="T17">supervised classification was performed using </text:span>Random Forest <text:span text:style-name="T17">(RF) which is a decision tree approach that has been widely used for mapping land cover in general. Random Forest is a collection of decision trees, also called CART (Classification and Regression trees). This method aims to associate specific targets with specific values of a particular variable, the result is a decision tree in which each part identifies a combination of values associated with a particular prediction. So in our scenario our target is to identify a pixel into one of the five different classes of land cover, and our variables are the 5 bands of our images (green, red, near infrared, edge red and NDVI). <text:s/></text:span></text:p>
      <text:p text:style-name="P6"><text:span text:style-name="T17">We employed RF algorithm to develop a spatially explicit land cover classification, with a particular focus on identifying water bodies. Training samples were collected covering the study area getting a total of 403 polygons divided into five classes (low vegetation, high vegetation, bare soil, urban and water). The RF algorithm creates multiple decision trees, in our case 20 trees for each classification. </text:span></text:p>
      <text:p text:style-name="P8">After we classified the images and got an output of land cover, a mask was created for the water and a second classification was run to classify only the water as positive or negative using 343 polygons.</text:p>
      <text:p text:style-name="P4"/>
      <text:p text:style-name="P5">Training and Validation</text:p>
      <text:p text:style-name="P7">A total of <text:span text:style-name="T19">403</text:span> polygons were collected covering the area of interest by in situ and visual inspection on the study area. This polygons served as training and validation samples, all samples were randomly split by assigning a random number between 0 and 1 to each of them and grouping the samples by intervals of 0.2, having a total of five groups. A k-fold cross validation was carried out by training the classifier with four groups and validating it with the last one, the mean accuracy was taken as the overall accuracy. This procedure was repeated 1010 times getting an overall accuracy of 80.13%. A second classification was done to only classify water bod<text:span text:style-name="T6">i</text:span>es <text:span text:style-name="T6">that has </text:span><text:span text:style-name="T1">A. darlingi</text:span><text:span text:style-name="T6"> presence or absence (positive or negative). In order to achieve this, a mask for the water bodies was generated using the previous classification. Once the images were masked to all values except water, a classification was done using 343 </text:span><text:soft-page-break/><text:span text:style-name="T6">polygons (165 water positive, 178 water negative), the same procedure for k-fold cross validation was done, getting an accuracy of 97.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0:04:03.824184184</meta:creation-date>
    <dc:date>2017-11-28T17:26:26.918280712</dc:date>
    <meta:editing-duration>PT3H15M35S</meta:editing-duration>
    <meta:editing-cycles>18</meta:editing-cycles>
    <meta:generator>LibreOffice/5.1.6.2$Linux_X86_64 LibreOffice_project/10m0$Build-2</meta:generator>
    <meta:document-statistic meta:table-count="0" meta:image-count="0" meta:object-count="0" meta:page-count="2" meta:paragraph-count="9" meta:word-count="644" meta:character-count="3827" meta:non-whitespace-character-count="3187"/>
  </office:meta>
</office:document-meta>
</file>